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26000000C860E808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5pt" style:font-size-asian="25pt" style:font-size-complex="25pt"/>
    </style:style>
    <style:style style:name="P2" style:family="paragraph">
      <style:paragraph-properties fo:text-align="center"/>
    </style:style>
    <style:style style:name="T1" style:family="text">
      <style:text-properties style:font-name="Comic Sans MS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4" draw:id="id4" draw:layer="layout" svg:width="1.2cm" svg:height="1.2cm" svg:x="9.3cm" svg:y="5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2cm" svg:height="1.2cm" svg:x="6.5cm" svg:y="6.74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399cm" svg:height="7.053cm" svg:x="1.301cm" svg:y="1.947cm">
          <draw:image xlink:href="Pictures/1000020000000226000000C860E8082F.png" xlink:type="simple" xlink:show="embed" xlink:actuate="onLoad">
            <text:p/>
          </draw:image>
        </draw:frame>
        <draw:frame draw:style-name="gr3" draw:text-style-name="P1" xml:id="id1" draw:id="id1" draw:layer="layout" svg:width="6.704cm" svg:height="2.707cm" svg:x="2.196cm" svg:y="2.347cm">
          <draw:text-box>
            <text:p text:style-name="P2"><text:span text:style-name="T1">C language</text:span></text:p>
            <text:p text:style-name="P2"><text:span text:style-name="T1">implementation</text:span></text:p>
          </draw:text-box>
        </draw:frame>
        <draw:frame draw:style-name="gr3" draw:text-style-name="P1" xml:id="id3" draw:id="id3" draw:layer="layout" svg:width="10.374cm" svg:height="2.707cm" svg:x="7.7cm" svg:y="0.94cm">
          <draw:text-box>
            <text:p text:style-name="P2"><text:span text:style-name="T1">Strongly typed language</text:span></text:p>
            <text:p text:style-name="P2"><text:span text:style-name="T1">implementation</text:span></text:p>
          </draw:text-box>
        </draw:frame>
        <draw:connector draw:style-name="gr4" draw:text-style-name="P1" draw:layer="layout" draw:type="curve" svg:x1="5.548cm" svg:y1="5.054cm" svg:x2="6.5cm" svg:y2="7.347cm" draw:start-shape="id1" draw:start-glue-point="2" draw:end-shape="id2" draw:end-glue-point="3" svg:d="M5548 5054c0 1529 317 2293 952 2293" svg:viewBox="0 0 953 2294">
          <text:p/>
        </draw:connector>
        <draw:connector draw:style-name="gr4" draw:text-style-name="P1" draw:layer="layout" draw:type="curve" svg:x1="12.887cm" svg:y1="3.647cm" svg:x2="10.5cm" svg:y2="6.347cm" draw:start-shape="id3" draw:end-shape="id4" draw:end-glue-point="1" svg:d="M12887 3647c0 1800-795 2700-2387 2700" svg:viewBox="0 0 2388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22T18:42:43.647897428</meta:creation-date>
    <dc:date>2014-08-02T14:36:19.538438539</dc:date>
    <dc:creator>Okabe Kiwamu</dc:creator>
    <meta:editing-duration>PT8M25S</meta:editing-duration>
    <meta:editing-cycles>12</meta:editing-cycles>
    <meta:generator>LibreOffice/4.2.5.2$Linux_X86_64 LibreOffice_project/420m0$Build-2</meta:generator>
    <meta:document-statistic meta:object-count="7"/>
  </office:meta>
</office:document-meta>
</file>